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Dashed_20__28_var_29_"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12cm" svg:height="6.077cm" svg:x="12.641cm" svg:y="1.135cm">
          <text:p text:style-name="P1"><text:span text:style-name="T1">Business</text:span></text:p>
          <text:p text:style-name="P1"><text:span text:style-name="T1">Logi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2" draw:id="id2" draw:layer="layout" svg:width="5.471cm" svg:height="1.27cm" svg:x="2.143cm" svg:y="10.271cm">
          <text:p text:style-name="P1"><text:span text:style-name="T1">Page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849cm" svg:height="4.953cm" svg:x="23.779cm" svg:y="1.77cm">
          <text:p text:style-name="P1"><text:span text:style-name="T2">Fake</text:span></text:p>
          <text:p text:style-name="P1"><text:span text:style-name="T2">D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2.641cm" svg:y1="4.174cm" svg:x2="4.878cm" svg:y2="10.271cm" draw:start-shape="id1" draw:start-glue-point="6" draw:end-shape="id2" draw:end-glue-point="0" svg:d="m12641 4174c-5176 0-7763 2032-7763 6097">
          <text:p/>
        </draw:connector>
        <draw:connector draw:style-name="gr3" draw:text-style-name="P1" draw:layer="layout" draw:type="curve" svg:x1="18.653cm" svg:y1="4.174cm" svg:x2="23.779cm" svg:y2="4.246cm" draw:start-shape="id1" draw:start-glue-point="10" draw:end-shape="id3" draw:end-glue-point="3" svg:d="m18653 4174c3844 0 1282 72 5126 72">
          <text:p/>
        </draw:connector>
        <draw:custom-shape draw:style-name="gr1" draw:text-style-name="P3" xml:id="id4" draw:id="id4" draw:layer="layout" svg:width="5.969cm" svg:height="3.168cm" svg:x="12.557cm" svg:y="16.621cm">
          <text:p text:style-name="P3"><text:span text:style-name="T2">Functional</text:span></text:p>
          <text:p text:style-name="P3"><text:span text:style-name="T2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2" draw:layer="layout" draw:type="curve" svg:x1="18.526cm" svg:y1="18.205cm" svg:x2="22.553cm" svg:y2="18.253cm" draw:start-shape="id4" draw:end-shape="id5" draw:end-glue-point="3" svg:d="m18526 18205c3019 0 1006 48 4027 48">
          <text:p text:style-name="P1"><text:span text:style-name="T1">Set up</text:span></text:p>
          <text:p text:style-name="P1"><text:span text:style-name="T1"/></text:p>
        </draw:connector>
        <draw:connector draw:style-name="gr4" draw:text-style-name="P2" draw:layer="layout" draw:type="curve" svg:x1="4.878cm" svg:y1="11.541cm" svg:x2="12.557cm" svg:y2="18.205cm" draw:start-shape="id2" draw:start-glue-point="2" draw:end-shape="id4" draw:end-glue-point="5" svg:d="m4878 11541c0 4443 2559 6664 7679 66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tion</text:span></text:p>
        </draw:connector>
        <draw:custom-shape draw:style-name="gr1" draw:text-style-name="P3" xml:id="id5" draw:id="id5" draw:layer="layout" svg:width="5.471cm" svg:height="1.978cm" svg:x="22.553cm" svg:y="17.264cm">
          <text:p text:style-name="P3"><text:span text:style-name="T2">Test Data</text:span></text:p>
          <text:p text:style-name="P3"><text:span text:style-name="T2">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25.203cm" svg:y1="6.723cm" svg:x2="25.288cm" svg:y2="17.264cm" draw:start-shape="id3" draw:start-glue-point="2" draw:end-shape="id5" draw:end-glue-point="0" svg:d="m25203 6723c0 7905 85 2635 85 10541">
          <text:p/>
        </draw:connector>
        <draw:custom-shape draw:style-name="gr1" draw:text-style-name="P2" xml:id="id7" draw:id="id7" draw:layer="layout" svg:width="9.652cm" svg:height="1.27cm" svg:x="10.752cm" svg:y="13.446cm">
          <text:p text:style-name="P1"><text:span text:style-name="T1">Mocha/Cucumber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1.319cm" svg:height="1.27cm" svg:x="9.901cm" svg:y="10.271cm">
          <text:p text:style-name="P1"><text:span text:style-name="T1">Vanilla Node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5.56cm" svg:y1="11.541cm" svg:x2="15.578cm" svg:y2="13.446cm" draw:start-shape="id6" draw:start-glue-point="2" draw:end-shape="id7" svg:d="m15560 11541c0 1429 18 477 18 1905">
          <text:p/>
        </draw:connector>
        <draw:connector draw:style-name="gr3" draw:text-style-name="P1" draw:layer="layout" draw:type="curve" svg:x1="15.578cm" svg:y1="14.716cm" svg:x2="15.542cm" svg:y2="16.621cm" draw:start-shape="id7" draw:start-glue-point="2" draw:end-shape="id4" draw:end-glue-point="4" svg:d="m15578 14716c0 1429-36 477-36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7T16:09:06</dc:date>
    <meta:editing-duration>PT26M55S</meta:editing-duration>
    <meta:editing-cycles>6</meta:editing-cycles>
    <meta:generator>LibreOffice/3.5$MacOSX_x86 LibreOffice_project/165a79a-7059095-e13bb37-fef39a4-9503d18</meta:generator>
    <meta:document-statistic meta:object-count="14"/>
  </office:meta>
</office:document-meta>
</file>